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778in" table:align="left"/>
    </style:style>
    <style:style style:name="Table1.A" style:family="table-column">
      <style:table-column-properties style:column-width="1.1375in"/>
    </style:style>
    <style:style style:name="Table1.B" style:family="table-column">
      <style:table-column-properties style:column-width="0.8403in"/>
    </style:style>
    <style:style style:name="Table1.A1" style:family="table-cell">
      <style:table-cell-properties fo:padding="0.0194in" fo:border="none"/>
    </style:style>
    <style:style style:name="Table2" style:family="table">
      <style:table-properties style:width="2.0167in" fo:margin-left="0.7875in" table:align="left"/>
    </style:style>
    <style:style style:name="Table2.A" style:family="table-column">
      <style:table-column-properties style:column-width="0.2403in"/>
    </style:style>
    <style:style style:name="Table2.B" style:family="table-column">
      <style:table-column-properties style:column-width="0.2299in"/>
    </style:style>
    <style:style style:name="Table2.G" style:family="table-column">
      <style:table-column-properties style:column-width="0.1986in"/>
    </style:style>
    <style:style style:name="Table2.A1" style:family="table-cell">
      <style:table-cell-properties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2" style:family="table-cell">
      <style:table-cell-properties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3" style:family="table">
      <style:table-properties style:width="2.5424in" fo:margin-left="0.3938in" table:align="left"/>
    </style:style>
    <style:style style:name="Table3.A" style:family="table-column">
      <style:table-column-properties style:column-width="0.2403in"/>
    </style:style>
    <style:style style:name="Table3.B" style:family="table-column">
      <style:table-column-properties style:column-width="0.2299in"/>
    </style:style>
    <style:style style:name="Table3.G" style:family="table-column">
      <style:table-column-properties style:column-width="0.5257in"/>
    </style:style>
    <style:style style:name="Table3.H" style:family="table-column">
      <style:table-column-properties style:column-width="0.1986in"/>
    </style:style>
    <style:style style:name="Table3.A1" style:family="table-cell">
      <style:table-cell-properties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3.B1" style:family="table-cell">
      <style:table-cell-properties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3.A2"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2" style:family="table-cell">
      <style:table-cell-properties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4" style:family="table">
      <style:table-properties style:width="2.5424in" fo:margin-left="0.3938in" table:align="left"/>
    </style:style>
    <style:style style:name="Table4.A" style:family="table-column">
      <style:table-column-properties style:column-width="0.2403in"/>
    </style:style>
    <style:style style:name="Table4.B" style:family="table-column">
      <style:table-column-properties style:column-width="0.2299in"/>
    </style:style>
    <style:style style:name="Table4.G" style:family="table-column">
      <style:table-column-properties style:column-width="0.5257in"/>
    </style:style>
    <style:style style:name="Table4.H" style:family="table-column">
      <style:table-column-properties style:column-width="0.1986in"/>
    </style:style>
    <style:style style:name="Table4.A1" style:family="table-cell">
      <style:table-cell-properties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4.B1" style:family="table-cell">
      <style:table-cell-properties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4.A2"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2" style:family="table-cell">
      <style:table-cell-properties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5" style:family="table">
      <style:table-properties style:width="1.6028in" fo:margin-left="0.3938in" table:align="left"/>
    </style:style>
    <style:style style:name="Table5.A" style:family="table-column">
      <style:table-column-properties style:column-width="0.2056in"/>
    </style:style>
    <style:style style:name="Table5.B" style:family="table-column">
      <style:table-column-properties style:column-width="0.1951in"/>
    </style:style>
    <style:style style:name="Table5.H" style:family="table-column">
      <style:table-column-properties style:column-width="0.2264in"/>
    </style:style>
    <style:style style:name="Table5.A1" style:family="table-cell">
      <style:table-cell-properties style:border-line-width="0.0035in 0.0035in 0.0035in" fo:padding="0.0194in" fo:border="0.75pt double #808080"/>
    </style:style>
    <style:style style:name="Table5.B1" style:family="table-cell">
      <style:table-cell-properties style:border-line-width-left="0in 0.0014in 0.0007in" style:border-line-width-right="0.0035in 0.0035in 0.0035in" style:border-line-width-top="0.0035in 0.0035in 0.0035in" style:border-line-width-bottom="0.0035in 0.0035in 0.0035in" fo:padding="0.0194in" fo:border-left="0.05pt double #808080" fo:border-right="0.75pt double #808080" fo:border-top="0.75pt double #808080" fo:border-bottom="0.75pt double #808080"/>
    </style:style>
    <style:style style:name="Table6" style:family="table">
      <style:table-properties style:width="1.9028in" fo:margin-left="0.3938in" table:align="left"/>
    </style:style>
    <style:style style:name="Table6.A" style:family="table-column">
      <style:table-column-properties style:column-width="0.1674in"/>
    </style:style>
    <style:style style:name="Table6.B" style:family="table-column">
      <style:table-column-properties style:column-width="0.1569in"/>
    </style:style>
    <style:style style:name="Table6.E" style:family="table-column">
      <style:table-column-properties style:column-width="0.8958in"/>
    </style:style>
    <style:style style:name="Table6.F" style:family="table-column">
      <style:table-column-properties style:column-width="0.3688in"/>
    </style:style>
    <style:style style:name="Table6.A1" style:family="table-cell">
      <style:table-cell-properties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6.E1" style:family="table-cell">
      <style:table-cell-properties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6.A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6.B2" style:family="table-cell">
      <style:table-cell-properties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6.A17"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7" style:family="table-cell">
      <style:table-cell-properties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Quotations" style:list-style-name="L1"/>
    <style:style style:name="P2" style:family="paragraph" style:parent-style-name="Quotations" style:list-style-name="L1">
      <style:paragraph-properties fo:margin-top="0in" fo:margin-bottom="0in" style:contextual-spacing="false"/>
    </style:style>
    <style:style style:name="P3" style:family="paragraph" style:parent-style-name="Quotations">
      <style:paragraph-properties fo:margin-left="0.7874in" fo:margin-right="0.7874in" fo:text-indent="0in" style:auto-text-indent="false"/>
    </style:style>
    <style:style style:name="T1" style:family="text">
      <style:text-properties style:text-position="-8% 80%"/>
    </style:style>
    <style:style style:name="T2" style:family="text">
      <style:text-properties style:text-position="33% 8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Fixed Point Number Representation</text:h>
      <text:section text:style-name="Sect1" text:name="introduction-to-fixed-point-number-representation">
        <text:h text:style-name="Heading_20_2" text:outline-level="2"><text:bookmark text:name="cs61c-spring-2006"/>CS61c Spring 2006</text:h>
        <table:table table:name="Table1" table:style-name="Table1">
          <table:table-column table:style-name="Table1.A"/>
          <table:table-column table:style-name="Table1.B"/>
          <table:table-row>
            <table:table-cell table:style-name="Table1.A1" office:value-type="string">
              <text:p text:style-name="Table_20_Heading">Author:</text:p>
            </table:table-cell>
            <table:table-cell table:style-name="Table1.A1" office:value-type="string">
              <text:p text:style-name="Table_20_Contents">Hayden So</text:p>
            </table:table-cell>
          </table:table-row>
          <table:table-row>
            <table:table-cell table:style-name="Table1.A1" office:value-type="string">
              <text:p text:style-name="Table_20_Heading">Last Modified:</text:p>
            </table:table-cell>
            <table:table-cell table:style-name="Table1.A1" office:value-type="string">
              <text:p text:style-name="Table_20_Contents">2/28/06</text:p>
            </table:table-cell>
          </table:table-row>
        </table:table>
        <text:section text:style-name="Sect1" text:name="introduction-real-numbers-in-real-world">
          <text:h text:style-name="Heading_20_1" text:outline-level="1"><text:bookmark text:name="introduction-real-numbers-in-real-world"/>Introduction: Real numbers in Real world</text:h>
          <text:p text:style-name="Text_20_body">In real life, we deal with real numbers -- numbers with fractional part. Most modern computer have native (hardware) support for <text:span text:style-name="Emphasis">floating point</text:span> numbers. However, the use of floating point is not necessarily the only way to represent fractional numbers. This article describes the fixed point representation of real numbers. The use of fixed point data type is used widely in digital signal processing (DSP) and game applications, where performance is sometimes more important than precision. As we will see later, fixed point arithmetic is much faster than floating point arithmetic.</text:p>
        </text:section>
        <text:section text:style-name="Sect1" text:name="it-all-starts-with-an-integer">
          <text:h text:style-name="Heading_20_1" text:outline-level="1"><text:bookmark text:name="it-all-starts-with-an-integer"/>It All Starts With an Integer</text:h>
          <text:p text:style-name="Text_20_body">Recall that a binary number:</text:p>
          <text:p text:style-name="Quotations">110101<text:span text:style-name="T1">2</text:span></text:p>
          <text:p text:style-name="Text_20_body">represents the value:</text:p>
          <text:p text:style-name="Quotations">1 * 2<text:span text:style-name="T2">5</text:span> + 1 * 2<text:span text:style-name="T2">4</text:span> + 0 * 2<text:span text:style-name="T2">3</text:span> + 1 * 2<text:span text:style-name="T2">2</text:span> + 0* 2<text:span text:style-name="T2">1</text:span> + 1 * 2<text:span text:style-name="T2">0</text:span></text:p>
          <text:p text:style-name="Quotations">= 32 + 16 + 4 + 1</text:p>
          <text:p text:style-name="Quotations">= 53<text:span text:style-name="T1">10</text:span></text:p>
          <text:p text:style-name="Text_20_body">Now, if we divide the number 53 by 2, we know the the result should be 26.5. However, how do we represent it if we only had integer representations?</text:p>
        </text:section>
        <text:section text:style-name="Sect1" text:name="the-binary-point">
          <text:h text:style-name="Heading_20_1" text:outline-level="1"><text:bookmark text:name="the-binary-point"/>The Binary Point</text:h>
          <text:p text:style-name="Text_20_body">The key to represent fractional numbers, like 26.5 above, is the concept of <text:span text:style-name="Emphasis">binary point</text:span>. A binary point is like the decimal point in a decimal system. It acts as a divider between the integer and the fractional part of a number.</text:p>
          <text:p text:style-name="Text_20_body">In a decimal system, a decimal point denotes the position in a numeral that the coefficient should multiply by 10<text:span text:style-name="T2">0</text:span> = 1. For example, in the numeral 26.5, the coefficient 6 has a weight of 10<text:span text:style-name="T2">0</text:span> = 1. But what happen to the 5 to the right of decimal point? We know from our experience, that it carries a weight of 10<text:span text:style-name="T2">-1</text:span>. We know the numeral "26.5" represents the value "twenty six and a half" because</text:p>
          <text:p text:style-name="Quotations">2 * 10<text:span text:style-name="T2">1</text:span> + 6 * 10<text:span text:style-name="T2">0</text:span> + 5 * 10<text:span text:style-name="T2">-1</text:span> = 26.5</text:p>
          <text:p text:style-name="Text_20_body"><text:soft-page-break/>The very same concept of decimal point can be applied to our binary representation, making a "binary point". As in the decimal system, a binary point represents the coefficient of the term 2<text:span text:style-name="T2">0</text:span> = 1. All digits (or bits) to the left of the binary point carries a weight of 2<text:span text:style-name="T2">0</text:span>, 2<text:span text:style-name="T2">1</text:span>, 2<text:span text:style-name="T2">2</text:span>, and so on. Digits (or bits) on the right of binary point carries a weight of 2<text:span text:style-name="T2">-1</text:span>, 2<text:span text:style-name="T2">-2</text:span>, 2<text:span text:style-name="T2">-3</text:span>, and so on. For example, the number:</text:p>
          <text:p text:style-name="Quotations">11010.1<text:span text:style-name="T1">2</text:span></text:p>
          <text:p text:style-name="Text_20_body">represents the value:</text:p>
          <table:table table:name="Table2" table:style-name="Table2">
            <table:table-column table:style-name="Table2.A"/>
            <table:table-column table:style-name="Table2.B" table:number-columns-repeated="5"/>
            <table:table-column table:style-name="Table2.G" table:number-columns-repeated="2"/>
            <table:table-column table:style-name="Table2.B"/>
            <table:table-row>
              <table:table-cell table:style-name="Table2.A1" office:value-type="string">
                <text:p text:style-name="Table_20_Contents">2<text:span text:style-name="T2">5</text:span></text:p>
              </table:table-cell>
              <table:table-cell table:style-name="Table2.B1" office:value-type="string">
                <text:p text:style-name="Table_20_Contents">2<text:span text:style-name="T2">4</text:span></text:p>
              </table:table-cell>
              <table:table-cell table:style-name="Table2.B1" office:value-type="string">
                <text:p text:style-name="Table_20_Contents">2<text:span text:style-name="T2">3</text:span></text:p>
              </table:table-cell>
              <table:table-cell table:style-name="Table2.B1" office:value-type="string">
                <text:p text:style-name="Table_20_Contents">2<text:span text:style-name="T2">2</text:span></text:p>
              </table:table-cell>
              <table:table-cell table:style-name="Table2.B1" office:value-type="string">
                <text:p text:style-name="Table_20_Contents">2<text:span text:style-name="T2">1</text:span></text:p>
              </table:table-cell>
              <table:table-cell table:style-name="Table2.B1" office:value-type="string">
                <text:p text:style-name="Table_20_Contents">2<text:span text:style-name="T2">0</text:span></text:p>
              </table:table-cell>
              <table:table-cell table:style-name="Table2.B1" office:value-type="string">
                <text:p text:style-name="Table_20_Contents">2<text:span text:style-name="T2">-1</text:span></text:p>
              </table:table-cell>
              <table:table-cell table:style-name="Table2.B1" office:value-type="string">
                <text:p text:style-name="Table_20_Contents">2<text:span text:style-name="T2">-2</text:span></text:p>
              </table:table-cell>
              <table:table-cell table:style-name="Table2.B1" office:value-type="string">
                <text:p text:style-name="Table_20_Contents">2<text:span text:style-name="T2">-3</text:span></text:p>
              </table:table-cell>
            </table:table-row>
            <table:table-row>
              <table:table-cell table:style-name="Table2.A2" office:value-type="string">
                <text:p text:style-name="Table_20_Contents">...</text:p>
              </table:table-cell>
              <table:table-cell table:style-name="Table2.B2" office:value-type="string">
                <text:p text:style-name="Table_20_Contents">1</text:p>
              </table:table-cell>
              <table:table-cell table:style-name="Table2.B2" office:value-type="string">
                <text:p text:style-name="Table_20_Contents">1</text:p>
              </table:table-cell>
              <table:table-cell table:style-name="Table2.B2" office:value-type="string">
                <text:p text:style-name="Table_20_Contents">0</text:p>
              </table:table-cell>
              <table:table-cell table:style-name="Table2.B2" office:value-type="string">
                <text:p text:style-name="Table_20_Contents">1</text:p>
              </table:table-cell>
              <table:table-cell table:style-name="Table2.B2" office:value-type="string">
                <text:p text:style-name="Table_20_Contents">0</text:p>
              </table:table-cell>
              <table:table-cell table:style-name="Table2.B2" office:value-type="string">
                <text:p text:style-name="Table_20_Contents">1</text:p>
              </table:table-cell>
              <table:table-cell table:style-name="Table2.B2" office:value-type="string">
                <text:p text:style-name="Table_20_Contents">0</text:p>
              </table:table-cell>
              <table:table-cell table:style-name="Table2.B2" office:value-type="string">
                <text:p text:style-name="Table_20_Contents">...</text:p>
              </table:table-cell>
            </table:table-row>
          </table:table>
          <text:p text:style-name="Quotations">= 1 * 2<text:span text:style-name="T2">4</text:span> + 1 * 2<text:span text:style-name="T2">3</text:span> + 0 * 2<text:span text:style-name="T2">2</text:span> + 1 * 2<text:span text:style-name="T2">1</text:span> + 0* 2<text:span text:style-name="T2">0</text:span> + 1 * 2<text:span text:style-name="T2">-1</text:span></text:p>
          <text:p text:style-name="Quotations">= 16 + 8 + 2 + 0.5</text:p>
          <text:p text:style-name="Quotations">= 26.5</text:p>
        </text:section>
        <text:section text:style-name="Sect1" text:name="shifting-is-the-key">
          <text:h text:style-name="Heading_20_1" text:outline-level="1"><text:bookmark text:name="shifting-is-the-key"/>Shifting Is The Key</text:h>
          <text:p text:style-name="Text_20_body">A careful reader should now realize the bit pattern of 53 and 26.5 is exactly the same. The <text:span text:style-name="Emphasis">only</text:span> difference, is the position of binary point. In the case of 53<text:span text:style-name="T1">10</text:span>, there is "no" binary point. Alternatively, we can say the binary point is located at the far right, at position 0. (Think in decimal, 53 and 53.0 represents the same number.)</text:p>
          <table:table table:name="Table3" table:style-name="Table3">
            <table:table-column table:style-name="Table3.A"/>
            <table:table-column table:style-name="Table3.B" table:number-columns-repeated="5"/>
            <table:table-column table:style-name="Table3.G"/>
            <table:table-column table:style-name="Table3.H" table:number-columns-repeated="2"/>
            <table:table-column table:style-name="Table3.B"/>
            <table:table-row>
              <table:table-cell table:style-name="Table3.A1" office:value-type="string">
                <text:p text:style-name="Table_20_Contents">2<text:span text:style-name="T2">5</text:span></text:p>
              </table:table-cell>
              <table:table-cell table:style-name="Table3.B1" office:value-type="string">
                <text:p text:style-name="Table_20_Contents">2<text:span text:style-name="T2">4</text:span></text:p>
              </table:table-cell>
              <table:table-cell table:style-name="Table3.B1" office:value-type="string">
                <text:p text:style-name="Table_20_Contents">2<text:span text:style-name="T2">3</text:span></text:p>
              </table:table-cell>
              <table:table-cell table:style-name="Table3.B1" office:value-type="string">
                <text:p text:style-name="Table_20_Contents">2<text:span text:style-name="T2">2</text:span></text:p>
              </table:table-cell>
              <table:table-cell table:style-name="Table3.B1" office:value-type="string">
                <text:p text:style-name="Table_20_Contents">2<text:span text:style-name="T2">1</text:span></text:p>
              </table:table-cell>
              <table:table-cell table:style-name="Table3.B1" office:value-type="string">
                <text:p text:style-name="Table_20_Contents">2<text:span text:style-name="T2">0</text:span></text:p>
              </table:table-cell>
              <table:table-cell table:style-name="Table3.B1" office:value-type="string">
                <text:p text:style-name="Table_20_Contents">Binary Point</text:p>
              </table:table-cell>
              <table:table-cell table:style-name="Table3.B1" office:value-type="string">
                <text:p text:style-name="Table_20_Contents">2<text:span text:style-name="T2">-1</text:span></text:p>
              </table:table-cell>
              <table:table-cell table:style-name="Table3.B1" office:value-type="string">
                <text:p text:style-name="Table_20_Contents">2<text:span text:style-name="T2">-2</text:span></text:p>
              </table:table-cell>
              <table:table-cell table:style-name="Table3.B1" office:value-type="string">
                <text:p text:style-name="Table_20_Contents">2<text:span text:style-name="T2">-3</text:span></text:p>
              </table:table-cell>
            </table:table-row>
            <table:table-row>
              <table:table-cell table:style-name="Table3.A2" office:value-type="string">
                <text:p text:style-name="Table_20_Contents">1</text:p>
              </table:table-cell>
              <table:table-cell table:style-name="Table3.B2" office:value-type="string">
                <text:p text:style-name="Table_20_Contents">1</text:p>
              </table:table-cell>
              <table:table-cell table:style-name="Table3.B2" office:value-type="string">
                <text:p text:style-name="Table_20_Contents">0</text:p>
              </table:table-cell>
              <table:table-cell table:style-name="Table3.B2" office:value-type="string">
                <text:p text:style-name="Table_20_Contents">1</text:p>
              </table:table-cell>
              <table:table-cell table:style-name="Table3.B2" office:value-type="string">
                <text:p text:style-name="Table_20_Contents">0</text:p>
              </table:table-cell>
              <table:table-cell table:style-name="Table3.B2" office:value-type="string">
                <text:p text:style-name="Table_20_Contents">1</text:p>
              </table:table-cell>
              <table:table-cell table:style-name="Table3.B2" office:value-type="string">
                <text:p text:style-name="Table_20_Contents">.</text:p>
              </table:table-cell>
              <table:table-cell table:style-name="Table3.B2" office:value-type="string">
                <text:p text:style-name="Table_20_Contents">0</text:p>
              </table:table-cell>
              <table:table-cell table:style-name="Table3.B2" office:value-type="string">
                <text:p text:style-name="Table_20_Contents">0</text:p>
              </table:table-cell>
              <table:table-cell table:style-name="Table3.B2" office:value-type="string">
                <text:p text:style-name="Table_20_Contents">0</text:p>
              </table:table-cell>
            </table:table-row>
          </table:table>
          <text:p text:style-name="Text_20_body">In the case of 26.5<text:span text:style-name="T1">10</text:span>, binary point is located one position to the <text:span text:style-name="Emphasis">left</text:span> of 53<text:span text:style-name="T1">10</text:span>:</text:p>
          <table:table table:name="Table4" table:style-name="Table4">
            <table:table-column table:style-name="Table4.A"/>
            <table:table-column table:style-name="Table4.B" table:number-columns-repeated="5"/>
            <table:table-column table:style-name="Table4.G"/>
            <table:table-column table:style-name="Table4.H" table:number-columns-repeated="2"/>
            <table:table-column table:style-name="Table4.B"/>
            <table:table-row>
              <table:table-cell table:style-name="Table4.A1" office:value-type="string">
                <text:p text:style-name="Table_20_Contents">2<text:span text:style-name="T2">5</text:span></text:p>
              </table:table-cell>
              <table:table-cell table:style-name="Table4.B1" office:value-type="string">
                <text:p text:style-name="Table_20_Contents">2<text:span text:style-name="T2">4</text:span></text:p>
              </table:table-cell>
              <table:table-cell table:style-name="Table4.B1" office:value-type="string">
                <text:p text:style-name="Table_20_Contents">2<text:span text:style-name="T2">3</text:span></text:p>
              </table:table-cell>
              <table:table-cell table:style-name="Table4.B1" office:value-type="string">
                <text:p text:style-name="Table_20_Contents">2<text:span text:style-name="T2">2</text:span></text:p>
              </table:table-cell>
              <table:table-cell table:style-name="Table4.B1" office:value-type="string">
                <text:p text:style-name="Table_20_Contents">2<text:span text:style-name="T2">1</text:span></text:p>
              </table:table-cell>
              <table:table-cell table:style-name="Table4.B1" office:value-type="string">
                <text:p text:style-name="Table_20_Contents">2<text:span text:style-name="T2">0</text:span></text:p>
              </table:table-cell>
              <table:table-cell table:style-name="Table4.B1" office:value-type="string">
                <text:p text:style-name="Table_20_Contents">Binary Point</text:p>
              </table:table-cell>
              <table:table-cell table:style-name="Table4.B1" office:value-type="string">
                <text:p text:style-name="Table_20_Contents">2<text:span text:style-name="T2">-1</text:span></text:p>
              </table:table-cell>
              <table:table-cell table:style-name="Table4.B1" office:value-type="string">
                <text:p text:style-name="Table_20_Contents">2<text:span text:style-name="T2">-2</text:span></text:p>
              </table:table-cell>
              <table:table-cell table:style-name="Table4.B1" office:value-type="string">
                <text:p text:style-name="Table_20_Contents">2<text:span text:style-name="T2">-3</text:span></text:p>
              </table:table-cell>
            </table:table-row>
            <table:table-row>
              <table:table-cell table:style-name="Table4.A2" office:value-type="string">
                <text:p text:style-name="Table_20_Contents">0</text:p>
              </table:table-cell>
              <table:table-cell table:style-name="Table4.B2" office:value-type="string">
                <text:p text:style-name="Table_20_Contents">1</text:p>
              </table:table-cell>
              <table:table-cell table:style-name="Table4.B2" office:value-type="string">
                <text:p text:style-name="Table_20_Contents">1</text:p>
              </table:table-cell>
              <table:table-cell table:style-name="Table4.B2" office:value-type="string">
                <text:p text:style-name="Table_20_Contents">0</text:p>
              </table:table-cell>
              <table:table-cell table:style-name="Table4.B2" office:value-type="string">
                <text:p text:style-name="Table_20_Contents">1</text:p>
              </table:table-cell>
              <table:table-cell table:style-name="Table4.B2" office:value-type="string">
                <text:p text:style-name="Table_20_Contents">0</text:p>
              </table:table-cell>
              <table:table-cell table:style-name="Table4.B2" office:value-type="string">
                <text:p text:style-name="Table_20_Contents">.</text:p>
              </table:table-cell>
              <table:table-cell table:style-name="Table4.B2" office:value-type="string">
                <text:p text:style-name="Table_20_Contents">1</text:p>
              </table:table-cell>
              <table:table-cell table:style-name="Table4.B2" office:value-type="string">
                <text:p text:style-name="Table_20_Contents">0</text:p>
              </table:table-cell>
              <table:table-cell table:style-name="Table4.B2" office:value-type="string">
                <text:p text:style-name="Table_20_Contents">0</text:p>
              </table:table-cell>
            </table:table-row>
          </table:table>
          <text:p text:style-name="Text_20_body">Now, recall in class, we discuss shifting an integer to the right by 1 bit position is equivalent to dividing the number by 2. In the case of integer, since we don't have a fractional part, we simply cannot represent digit to the right of a binary point, making this shifting process an <text:span text:style-name="Emphasis">integer division</text:span>. However, it is simply a limitation of integer representations of binary number.</text:p>
          <text:p text:style-name="Text_20_body">In general, mathematically, given a fixed binary point position, shifting the bit pattern of a number to the right by 1 bit <text:span text:style-name="Emphasis">always</text:span> divide the number by 2. Similarly, shifting a number to the left by 1 bit multiplies the number by 2.</text:p>
        </text:section>
        <text:section text:style-name="Sect1" text:name="fixed-point-number-representation">
          <text:h text:style-name="Heading_20_1" text:outline-level="1"><text:bookmark text:name="fixed-point-number-representation"/><text:soft-page-break/>Fixed Point Number Representation</text:h>
          <text:p text:style-name="Text_20_body">The shifting process above is the key to understand fixed point number representation. To represent a real number in computers (or any hardware in general), we can define a fixed point number type simply by implicitly <text:span text:style-name="Emphasis">fixing</text:span> the binary point to be at some position of a numeral. We will then simply adhere to this implicit convention when we represent numbers.</text:p>
          <text:p text:style-name="Text_20_body">To define a fixed point type conceptually, all we need are two parameters:</text:p>
          <text:list xml:id="list3592386377" text:style-name="L1">
            <text:list-item>
              <text:p text:style-name="P2">width of the number representation, and </text:p>
            </text:list-item>
            <text:list-item>
              <text:p text:style-name="P1">binary point position within the number </text:p>
            </text:list-item>
          </text:list>
          <text:p text:style-name="Text_20_body">We will use the notation <text:span text:style-name="Teletype">fixed&lt;w,b&gt;</text:span> for the rest of this article, where <text:span text:style-name="Teletype">w</text:span> denotes the number of bits used as a whole (the Width of a number), and <text:span text:style-name="Teletype">b</text:span> denotes the position of binary point counting from the least significant bit (counting from 0).</text:p>
          <text:p text:style-name="Text_20_body">For example, <text:span text:style-name="Teletype">fixed&lt;8,3&gt;</text:span> denotes a 8-bit fixed point number, of which 3 right most bits are fractional. Therefore, the bit pattern:</text:p>
          <table:table table:name="Table5" table:style-name="Table5">
            <table:table-column table:style-name="Table5.A"/>
            <table:table-column table:style-name="Table5.B" table:number-columns-repeated="6"/>
            <table:table-column table:style-name="Table5.H"/>
            <table:table-row>
              <table:table-cell table:style-name="Table5.A1" office:value-type="string">
                <text:p text:style-name="Table_20_Contents">0</text:p>
              </table:table-cell>
              <table:table-cell table:style-name="Table5.B1" office:value-type="string">
                <text:p text:style-name="Table_20_Contents">0</text:p>
              </table:table-cell>
              <table:table-cell table:style-name="Table5.B1" office:value-type="string">
                <text:p text:style-name="Table_20_Contents">0</text:p>
              </table:table-cell>
              <table:table-cell table:style-name="Table5.B1" office:value-type="string">
                <text:p text:style-name="Table_20_Contents">1</text:p>
              </table:table-cell>
              <table:table-cell table:style-name="Table5.B1" office:value-type="string">
                <text:p text:style-name="Table_20_Contents">0</text:p>
              </table:table-cell>
              <table:table-cell table:style-name="Table5.B1" office:value-type="string">
                <text:p text:style-name="Table_20_Contents">1</text:p>
              </table:table-cell>
              <table:table-cell table:style-name="Table5.B1" office:value-type="string">
                <text:p text:style-name="Table_20_Contents">1</text:p>
              </table:table-cell>
              <table:table-cell table:style-name="Table5.B1" office:value-type="string">
                <text:p text:style-name="Table_20_Contents">0</text:p>
              </table:table-cell>
            </table:table-row>
          </table:table>
          <text:p text:style-name="Text_20_body">represents a real number:</text:p>
          <text:p text:style-name="P3">00010.110<text:span text:style-name="T1">2</text:span></text:p>
          <text:p text:style-name="Quotations">= 1 * 2<text:span text:style-name="T2">1</text:span> + 1 * 2<text:span text:style-name="T2">-1</text:span> + 1 * 2<text:span text:style-name="T2">-1</text:span></text:p>
          <text:p text:style-name="Quotations">= 2 + 0.5 + 0.25</text:p>
          <text:p text:style-name="Quotations">= 2.75</text:p>
          <text:p text:style-name="Text_20_body">Note that on a computer, a bit patter can represents anything. Therefore the same bit pattern, if we "cast" it to another type, such as a <text:span text:style-name="Teletype">fixed&lt;8,5&gt;</text:span> type, will represents the number:</text:p>
          <text:p text:style-name="P3">000.10110<text:span text:style-name="T1">2</text:span></text:p>
          <text:p text:style-name="Quotations">= 1 * 2<text:span text:style-name="T2">-1</text:span> + 1 * 2<text:span text:style-name="T2">-3</text:span> + 1 * 2<text:span text:style-name="T2">-4</text:span></text:p>
          <text:p text:style-name="Quotations">= 0.5 + 0.125 + 0.0625</text:p>
          <text:p text:style-name="Quotations">= 0.6875</text:p>
          <text:p text:style-name="Text_20_body">If we treat this bit patter as integer, it represents the number:</text:p>
          <text:p text:style-name="P3">10110<text:span text:style-name="T1">2</text:span></text:p>
          <text:p text:style-name="Quotations">= 1 * 2<text:span text:style-name="T2">4</text:span> + 1 * 2<text:span text:style-name="T2">2</text:span> + 1 * 2<text:span text:style-name="T2">1</text:span></text:p>
          <text:p text:style-name="Quotations">= 16 + 4 + 2</text:p>
          <text:p text:style-name="Quotations">= 22</text:p>
        </text:section>
        <text:section text:style-name="Sect1" text:name="negative-numbers">
          <text:h text:style-name="Heading_20_1" text:outline-level="1"><text:bookmark text:name="negative-numbers"/><text:soft-page-break/>Negative Numbers</text:h>
          <text:p text:style-name="Text_20_body">So far we talked about positive numbers, but we do want to represent negative numbers, don't we? How do we represent fixed point negative numbers then?</text:p>
          <text:p text:style-name="Text_20_body">In computer, we use 2's complement to represent negative numbers. One of the property of 2's complement numbers is that arithmetic operations of either positive of negative numbers are identical. It includes, addition, subtraction, and not surprisingly, shifting. We can divide negative 2's complement numbers by 2 via a simple 1 bit right shift with sign extension as we can do so with positive numbers.</text:p>
          <text:p text:style-name="Text_20_body">Recall in the beginning of this article we discuss how fixed point numbers are simply a shifted version of an integer (by setting binary point to a non-zero position). Combining with the observation that shift operation applies to 2's complement negative number as well as positive numbers, we can easily see how we can represent negative number in fixed point: Use 2's complement.</text:p>
          <text:p text:style-name="Text_20_body">As an illustration, below are all the numbers representable with 4-bits 2's complement:</text:p>
          <table:table table:name="Table6" table:style-name="Table6">
            <table:table-column table:style-name="Table6.A"/>
            <table:table-column table:style-name="Table6.B" table:number-columns-repeated="3"/>
            <table:table-column table:style-name="Table6.E"/>
            <table:table-column table:style-name="Table6.F"/>
            <table:table-row>
              <table:table-cell table:style-name="Table6.A1" table:number-columns-spanned="4" office:value-type="string">
                <text:p text:style-name="Table_20_Contents">Bit Pattern</text:p>
              </table:table-cell>
              <table:covered-table-cell/>
              <table:covered-table-cell/>
              <table:covered-table-cell/>
              <table:table-cell table:style-name="Table6.E1" office:value-type="string">
                <text:p text:style-name="Table_20_Contents">Number Represented (n)</text:p>
              </table:table-cell>
              <table:table-cell table:style-name="Table6.E1" office:value-type="string">
                <text:p text:style-name="Table_20_Contents">n / 2</text:p>
              </table:table-cell>
            </table:table-row>
            <table:table-row>
              <table:table-cell table:style-name="Table6.A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0.5</text:p>
              </table:table-cell>
            </table:table-row>
            <table:table-row>
              <table:table-cell table:style-name="Table6.A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2</text:p>
              </table:table-cell>
              <table:table-cell table:style-name="Table6.B2" office:value-type="string">
                <text:p text:style-name="Table_20_Contents">-1</text:p>
              </table:table-cell>
            </table:table-row>
            <table:table-row>
              <table:table-cell table:style-name="Table6.A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3</text:p>
              </table:table-cell>
              <table:table-cell table:style-name="Table6.B2" office:value-type="string">
                <text:p text:style-name="Table_20_Contents">-1.5</text:p>
              </table:table-cell>
            </table:table-row>
            <table:table-row>
              <table:table-cell table:style-name="Table6.A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0</text:p>
              </table:table-cell>
              <table:table-cell table:style-name="Table6.B2" office:value-type="string">
                <text:p text:style-name="Table_20_Contents">-4</text:p>
              </table:table-cell>
              <table:table-cell table:style-name="Table6.B2" office:value-type="string">
                <text:p text:style-name="Table_20_Contents">-2</text:p>
              </table:table-cell>
            </table:table-row>
            <table:table-row>
              <table:table-cell table:style-name="Table6.A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5</text:p>
              </table:table-cell>
              <table:table-cell table:style-name="Table6.B2" office:value-type="string">
                <text:p text:style-name="Table_20_Contents">-2.5</text:p>
              </table:table-cell>
            </table:table-row>
            <table:table-row>
              <table:table-cell table:style-name="Table6.A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6</text:p>
              </table:table-cell>
              <table:table-cell table:style-name="Table6.B2" office:value-type="string">
                <text:p text:style-name="Table_20_Contents">-3</text:p>
              </table:table-cell>
            </table:table-row>
            <table:table-row>
              <table:table-cell table:style-name="Table6.A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7</text:p>
              </table:table-cell>
              <table:table-cell table:style-name="Table6.B2" office:value-type="string">
                <text:p text:style-name="Table_20_Contents">-3.5</text:p>
              </table:table-cell>
            </table:table-row>
            <table:table-row>
              <table:table-cell table:style-name="Table6.A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0</text:p>
              </table:table-cell>
              <table:table-cell table:style-name="Table6.B2" office:value-type="string">
                <text:p text:style-name="Table_20_Contents">0</text:p>
              </table:table-cell>
              <table:table-cell table:style-name="Table6.B2" office:value-type="string">
                <text:p text:style-name="Table_20_Contents">-8</text:p>
              </table:table-cell>
              <table:table-cell table:style-name="Table6.B2" office:value-type="string">
                <text:p text:style-name="Table_20_Contents">-4</text:p>
              </table:table-cell>
            </table:table-row>
            <table:table-row>
              <table:table-cell table:style-name="Table6.A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7</text:p>
              </table:table-cell>
              <table:table-cell table:style-name="Table6.B2" office:value-type="string">
                <text:p text:style-name="Table_20_Contents">3.5</text:p>
              </table:table-cell>
            </table:table-row>
            <table:table-row>
              <table:table-cell table:style-name="Table6.A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6</text:p>
              </table:table-cell>
              <table:table-cell table:style-name="Table6.B2" office:value-type="string">
                <text:p text:style-name="Table_20_Contents">3</text:p>
              </table:table-cell>
            </table:table-row>
            <table:table-row>
              <table:table-cell table:style-name="Table6.A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5</text:p>
              </table:table-cell>
              <table:table-cell table:style-name="Table6.B2" office:value-type="string">
                <text:p text:style-name="Table_20_Contents">2.5</text:p>
              </table:table-cell>
            </table:table-row>
            <table:table-row>
              <table:table-cell table:style-name="Table6.A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0</text:p>
              </table:table-cell>
              <table:table-cell table:style-name="Table6.B2" office:value-type="string">
                <text:p text:style-name="Table_20_Contents">4</text:p>
              </table:table-cell>
              <table:table-cell table:style-name="Table6.B2" office:value-type="string">
                <text:p text:style-name="Table_20_Contents">2</text:p>
              </table:table-cell>
            </table:table-row>
            <table:table-row>
              <table:table-cell table:style-name="Table6.A2" office:value-type="string">
                <text:p text:style-name="Table_20_Contents">0</text:p>
              </table:table-cell>
              <table:table-cell table:style-name="Table6.B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3</text:p>
              </table:table-cell>
              <table:table-cell table:style-name="Table6.B2" office:value-type="string">
                <text:p text:style-name="Table_20_Contents">1.5</text:p>
              </table:table-cell>
            </table:table-row>
            <table:table-row>
              <table:table-cell table:style-name="Table6.A2" office:value-type="string">
                <text:p text:style-name="Table_20_Contents">0</text:p>
              </table:table-cell>
              <table:table-cell table:style-name="Table6.B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0</text:p>
              </table:table-cell>
              <table:table-cell table:style-name="Table6.B2" office:value-type="string">
                <text:p text:style-name="Table_20_Contents">2</text:p>
              </table:table-cell>
              <table:table-cell table:style-name="Table6.B2" office:value-type="string">
                <text:p text:style-name="Table_20_Contents">1</text:p>
              </table:table-cell>
            </table:table-row>
            <table:table-row>
              <table:table-cell table:style-name="Table6.A2" office:value-type="string">
                <text:p text:style-name="Table_20_Contents">0</text:p>
              </table:table-cell>
              <table:table-cell table:style-name="Table6.B2" office:value-type="string">
                <text:p text:style-name="Table_20_Contents">0</text:p>
              </table:table-cell>
              <table:table-cell table:style-name="Table6.B2" office:value-type="string">
                <text:p text:style-name="Table_20_Contents">0</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0.5</text:p>
              </table:table-cell>
            </table:table-row>
            <table:table-row>
              <table:table-cell table:style-name="Table6.A17" office:value-type="string">
                <text:p text:style-name="Table_20_Contents">0</text:p>
              </table:table-cell>
              <table:table-cell table:style-name="Table6.B17" office:value-type="string">
                <text:p text:style-name="Table_20_Contents">0</text:p>
              </table:table-cell>
              <table:table-cell table:style-name="Table6.B17" office:value-type="string">
                <text:p text:style-name="Table_20_Contents">0</text:p>
              </table:table-cell>
              <table:table-cell table:style-name="Table6.B17" office:value-type="string">
                <text:p text:style-name="Table_20_Contents">0</text:p>
              </table:table-cell>
              <table:table-cell table:style-name="Table6.B17" office:value-type="string">
                <text:p text:style-name="Table_20_Contents">0</text:p>
              </table:table-cell>
              <table:table-cell table:style-name="Table6.B17" office:value-type="string">
                <text:p text:style-name="Table_20_Contents">0</text:p>
              </table:table-cell>
            </table:table-row>
          </table:table>
          <text:p text:style-name="Text_20_body"><text:soft-page-break/>Looking at this table, we can then easily realize we can represent the number -2.5 with bit pattern "1011", <text:span text:style-name="Emphasis">IF</text:span> we assume the binary point is at position 1.</text:p>
        </text:section>
        <text:section text:style-name="Sect1" text:name="pros-and-cons-of-fixed-point-number-representation">
          <text:h text:style-name="Heading_20_1" text:outline-level="1"><text:bookmark text:name="pros-and-cons-of-fixed-point-number-representation"/>Pros and Cons of Fixed Point Number Representation</text:h>
          <text:p text:style-name="Text_20_body">By now, you should find that fixed point numbers are indeed a close relative to integer representation. The two only differs in the position of binary point. In fact, you might even consider integer representation as a "special case" of fixed point numbers, where the binary point is at position 0. All the arithmetic operations a computer can operate on integer can therefore be applied to fixed point number as well.</text:p>
          <text:p text:style-name="Text_20_body">Therefore, the benefit of fixed point arithmetic is that they are as straight-forward and efficient as integers arithmetic in computers. We can reuse all the hardware built to for integer arithmetic to perform real numbers arithmetic using fixed point representation. In other word, fixed point arithmetic comes for free on computers.</text:p>
          <text:p text:style-name="Text_20_body">The disadvantage of fixed point number, is than of course the loss of range and precision when compare with floating point number representations. For example, in a <text:span text:style-name="Teletype">fixed&lt;8,1&gt;</text:span> representation, our fractional part is only precise to a quantum of 0.5. We cannot represent number like 0.75. We can represent 0.75 with <text:span text:style-name="Teletype">fixed&lt;8,2&gt;</text:span>, but then we loose range on the integer part.</text:p>
        </text:section>
        <text:section text:style-name="Sect1" text:name="using-fixed-point-number-in-c">
          <text:h text:style-name="Heading_20_1" text:outline-level="1"><text:bookmark text:name="using-fixed-point-number-in-c"/>Using Fixed Point Number in C</text:h>
          <text:p text:style-name="Text_20_body">C does not have native "type" for fixed point number. However, due to the nature of fixed point representation, we simply don't need one. Recall all arithmetics on fixed point numbers are the same as integer, we can simply reuse the integer type <text:span text:style-name="Teletype">int</text:span> in C to perform fixed point arithmetic. The position of binary point only matters in cases when we print it on screen or perform arithmetic with different "type" (such as when adding <text:span text:style-name="Teletype">int</text:span> to <text:span text:style-name="Teletype">fixed&lt;32,6&gt;</text:span>).</text:p>
        </text:section>
        <text:section text:style-name="Sect1" text:name="conclusion">
          <text:h text:style-name="Heading_20_1" text:outline-level="1"><text:bookmark text:name="conclusion"/>Conclusion</text:h>
          <text:p text:style-name="Text_20_body">Fixed point is a simple yet very powerful way to represent fractional numbers in computer. By reusing all integer arithmetic circuits of a computer, fixed point arithmetic is orders of magnitude faster than floating point arithmetic. This is the reason why it is being used in many game and DSP applications. On the other hand, it lacks the range and precision that floating point number representation offers. You, as a programmer or circuit designer, must do the tradeoff.</text:p>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08:49:51.187940311</meta:creation-date>
    <meta:print-date>2023-07-19T08:51:00.963703110</meta:print-date>
    <dc:date>2023-07-19T09:57:02.084887793</dc:date>
    <meta:editing-duration>PT16M50S</meta:editing-duration>
    <meta:editing-cycles>1</meta:editing-cycles>
    <meta:document-statistic meta:table-count="6" meta:image-count="0" meta:object-count="0" meta:page-count="5" meta:paragraph-count="232" meta:word-count="1624" meta:character-count="8271" meta:non-whitespace-character-count="6879"/>
    <meta:generator>LibreOffice/7.3.7.2$Linux_X86_64 LibreOffice_project/30$Build-2</meta:generator>
  </office:meta>
</office:document-meta>
</file>